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8" style:family="table-cell" style:parent-style-name="Default">
      <style:map style:condition="cell-content()&lt;[$Sheet1.$L$30]" style:apply-style-name="Bad" style:base-cell-address="Sheet1.F30"/>
    </style:style>
    <style:style style:name="ce40" style:family="table-cell" style:parent-style-name="Default">
      <style:map style:condition="cell-content()&lt;[$Sheet1.$L$31]" style:apply-style-name="Bad" style:base-cell-address="Sheet1.F31"/>
    </style:style>
    <style:style style:name="ce41" style:family="table-cell" style:parent-style-name="Default">
      <style:map style:condition="cell-content()&lt;[$Sheet1.$L$32]" style:apply-style-name="Good" style:base-cell-address="Sheet1.F32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3]" style:apply-style-name="Bad" style:base-cell-address="Sheet1.F43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  <style:style style:name="ce182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56" calcext:value-type="float">
            <text:p>2.456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26" office:value-type="float" office:value="142.44" calcext:value-type="float">
            <text:p>142.44</text:p>
          </table:table-cell>
          <table:table-cell table:style-name="ce22" office:value-type="percentage" office:value="0.9042" calcext:value-type="percentage">
            <text:p>90.4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5" calcext:value-type="float" table:number-columns-spanned="5" table:number-rows-spanned="1">
            <text:p>2.53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62" calcext:value-type="percentage" table:number-columns-spanned="5" table:number-rows-spanned="1">
            <text:p>2.6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32" calcext:value-type="percentage" table:number-columns-spanned="1" table:number-rows-spanned="3">
            <text:p>8.32%</text:p>
          </table:table-cell>
          <table:table-cell office:value-type="string" calcext:value-type="string">
            <text:p>洋河股份F</text:p>
          </table:table-cell>
          <table:table-cell office:value-type="percentage" office:value="0.0438" calcext:value-type="percentage">
            <text:p>4.3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0.15" calcext:value-type="float">
            <text:p>80.15</text:p>
          </table:table-cell>
          <table:table-cell office:value-type="float" office:value="11.72" calcext:value-type="float">
            <text:p>11.72</text:p>
          </table:table-cell>
          <table:table-cell office:value-type="float" office:value="1207" calcext:value-type="float">
            <text:p>1207.00</text:p>
          </table:table-cell>
          <table:table-cell table:style-name="ce86" table:formula="of:=IF([.E6]&gt;0;[.F6]/[.E6]-1.0014;([.F6]-[.E6]))" office:value-type="percentage" office:value="-0.0867202748489894" calcext:value-type="percentage">
            <text:p>-8.67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0.15" calcext:value-type="float">
            <text:p>80.15</text:p>
          </table:table-cell>
          <table:table-cell office:value-type="float" office:value="11.72" calcext:value-type="float">
            <text:p>11.72</text:p>
          </table:table-cell>
          <table:table-cell office:value-type="float" office:value="1207" calcext:value-type="float">
            <text:p>1207.00</text:p>
          </table:table-cell>
          <table:table-cell table:style-name="ce87" table:formula="of:=IF([.E7]&gt;0;[.F7]/[.E7]-1.0014;([.F7]-[.E7]))" office:value-type="percentage" office:value="-0.0566916632288633" calcext:value-type="percentage">
            <text:p>-5.6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0.15" calcext:value-type="float">
            <text:p>80.15</text:p>
          </table:table-cell>
          <table:table-cell office:value-type="float" office:value="11.72" calcext:value-type="float">
            <text:p>11.72</text:p>
          </table:table-cell>
          <table:table-cell office:value-type="float" office:value="1207" calcext:value-type="float">
            <text:p>1207.00</text:p>
          </table:table-cell>
          <table:table-cell table:style-name="ce90" table:formula="of:=IF([.E8]&gt;0;[.F8]/[.E8]-1.0014;([.F8]-[.E8]))" office:value-type="percentage" office:value="-0.474803423567611" calcext:value-type="percentage">
            <text:p>-47.4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4" calcext:value-type="percentage" table:number-columns-spanned="1" table:number-rows-spanned="2">
            <text:p>1.04%</text:p>
          </table:table-cell>
          <table:table-cell office:value-type="string" calcext:value-type="string">
            <text:p>路劲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-</text:p>
          </table:table-cell>
          <table:table-cell office:value-type="float" office:value="8.39" calcext:value-type="float">
            <text:p>8.39</text:p>
          </table:table-cell>
          <table:table-cell table:style-name="ce91" table:formula="of:=IF([.E9]&gt;0;[.F9]/[.E9]-1.0014;([.F9]-[.E9]))" office:value-type="percentage" office:value="-0.875500719424461" calcext:value-type="percentage">
            <text:p>-87.5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6.59" calcext:value-type="float">
            <text:p>6.59</text:p>
          </table:table-cell>
          <table:table-cell office:value-type="float" office:value="4.92" calcext:value-type="float">
            <text:p>4.92</text:p>
          </table:table-cell>
          <table:table-cell office:value-type="float" office:value="166.9" calcext:value-type="float">
            <text:p>166.90</text:p>
          </table:table-cell>
          <table:table-cell table:style-name="ce107" table:formula="of:=IF([.E10]&gt;0;[.F10]/[.E10]-1.0014;([.F10]-[.E10]))" office:value-type="percentage" office:value="-0.366647543825853" calcext:value-type="percentage">
            <text:p>-36.6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3" calcext:value-type="percentage">
            <text:p>0.73%</text:p>
          </table:table-cell>
          <table:table-cell office:value-type="string" calcext:value-type="string">
            <text:p>民生银行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51" calcext:value-type="float">
            <text:p>5.510</text:p>
          </table:table-cell>
          <table:table-cell office:value-type="float" office:value="3.73" calcext:value-type="float">
            <text:p>3.73</text:p>
          </table:table-cell>
          <table:table-cell office:value-type="float" office:value="4.66" calcext:value-type="float">
            <text:p>4.66</text:p>
          </table:table-cell>
          <table:table-cell office:value-type="float" office:value="1633" calcext:value-type="float">
            <text:p>1633.00</text:p>
          </table:table-cell>
          <table:table-cell table:style-name="ce56" table:formula="of:=IF([.E11]&gt;0;[.F11]/[.E11]-1.0014;([.F11]-[.E11]))" office:value-type="percentage" office:value="-0.324449001814882" calcext:value-type="percentage">
            <text:p>-32.4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97" calcext:value-type="percentage">
            <text:p>1.97%</text:p>
          </table:table-cell>
          <table:table-cell office:value-type="string" calcext:value-type="string">
            <text:p>新华保险H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5.5" calcext:value-type="float">
            <text:p>15.5</text:p>
          </table:table-cell>
          <table:table-cell office:value-type="float" office:value="6.93" calcext:value-type="float">
            <text:p>6.93</text:p>
          </table:table-cell>
          <table:table-cell office:value-type="float" office:value="483.5" calcext:value-type="float">
            <text:p>483.50</text:p>
          </table:table-cell>
          <table:table-cell table:style-name="ce58" table:formula="of:=IF([.E12]&gt;0;[.F12]/[.E12]-1.0014;([.F12]-[.E12]))" office:value-type="percentage" office:value="-0.399247791461093" calcext:value-type="percentage">
            <text:p>-39.9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4107" calcext:value-type="percentage" table:number-columns-spanned="1" table:number-rows-spanned="7">
            <text:p>41.07%</text:p>
          </table:table-cell>
          <table:table-cell office:value-type="string" calcext:value-type="string">
            <text:p>腾讯控股L</text:p>
          </table:table-cell>
          <table:table-cell office:value-type="percentage" office:value="0.1213" calcext:value-type="percentage">
            <text:p>12.13%</text:p>
          </table:table-cell>
          <table:table-cell office:value-type="float" office:value="370" calcext:value-type="float">
            <text:p>370.000</text:p>
          </table:table-cell>
          <table:table-cell office:value-type="float" office:value="397" calcext:value-type="float">
            <text:p>397</text:p>
          </table:table-cell>
          <table:table-cell office:value-type="float" office:value="26.16" calcext:value-type="float">
            <text:p>26.16</text:p>
          </table:table-cell>
          <table:table-cell office:value-type="float" office:value="37000" calcext:value-type="float">
            <text:p>37000.00</text:p>
          </table:table-cell>
          <table:table-cell table:style-name="ce59" table:formula="of:=IF([.E13]&gt;0;[.F13]/[.E13]-1.0014;([.F13]-[.E13]))" office:value-type="percentage" office:value="0.0715729729729728" calcext:value-type="percentage">
            <text:p>7.16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19" calcext:value-type="percentage">
            <text:p>17.19%</text:p>
          </table:table-cell>
          <table:table-cell office:value-type="float" office:value="330" calcext:value-type="float">
            <text:p>330.000</text:p>
          </table:table-cell>
          <table:table-cell office:value-type="float" office:value="397" calcext:value-type="float">
            <text:p>397</text:p>
          </table:table-cell>
          <table:table-cell office:value-type="float" office:value="26.16" calcext:value-type="float">
            <text:p>26.16</text:p>
          </table:table-cell>
          <table:table-cell office:value-type="float" office:value="37000" calcext:value-type="float">
            <text:p>37000.00</text:p>
          </table:table-cell>
          <table:table-cell table:style-name="ce59" table:formula="of:=IF([.E14]&gt;0;[.F14]/[.E14]-1.0014;([.F14]-[.E14]))" office:value-type="percentage" office:value="0.201630303030303" calcext:value-type="percentage">
            <text:p>20.16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09" calcext:value-type="percentage">
            <text:p>8.09%</text:p>
          </table:table-cell>
          <table:table-cell office:value-type="float" office:value="370" calcext:value-type="float">
            <text:p>370.000</text:p>
          </table:table-cell>
          <table:table-cell office:value-type="float" office:value="397" calcext:value-type="float">
            <text:p>397</text:p>
          </table:table-cell>
          <table:table-cell office:value-type="float" office:value="26.16" calcext:value-type="float">
            <text:p>26.16</text:p>
          </table:table-cell>
          <table:table-cell office:value-type="float" office:value="37000" calcext:value-type="float">
            <text:p>37000.00</text:p>
          </table:table-cell>
          <table:table-cell table:style-name="ce59" table:formula="of:=IF([.E15]&gt;0;[.F15]/[.E15]-1.0014;([.F15]-[.E15]))" office:value-type="percentage" office:value="0.0715729729729728" calcext:value-type="percentage">
            <text:p>7.16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1.8" calcext:value-type="float">
            <text:p>121.8</text:p>
          </table:table-cell>
          <table:table-cell office:value-type="float" office:value="44.21" calcext:value-type="float">
            <text:p>44.21</text:p>
          </table:table-cell>
          <table:table-cell office:value-type="float" office:value="7577.8" calcext:value-type="float">
            <text:p>7577.80</text:p>
          </table:table-cell>
          <table:table-cell table:style-name="ce59" table:formula="of:=IF([.E16]&gt;0;[.F16]/[.E16]-1.0014;([.F16]-[.E16]))" office:value-type="percentage" office:value="-0.329585328185328" calcext:value-type="percentage">
            <text:p>-32.96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1.8" calcext:value-type="float">
            <text:p>121.8</text:p>
          </table:table-cell>
          <table:table-cell office:value-type="float" office:value="44.21" calcext:value-type="float">
            <text:p>44.21</text:p>
          </table:table-cell>
          <table:table-cell office:value-type="float" office:value="7577.8" calcext:value-type="float">
            <text:p>7577.80</text:p>
          </table:table-cell>
          <table:table-cell table:style-name="ce59" table:formula="of:=IF([.E17]&gt;0;[.F17]/[.E17]-1.0014;([.F17]-[.E17]))" office:value-type="percentage" office:value="-0.329585328185328" calcext:value-type="percentage">
            <text:p>-32.96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1.8" calcext:value-type="float">
            <text:p>121.8</text:p>
          </table:table-cell>
          <table:table-cell office:value-type="float" office:value="44.21" calcext:value-type="float">
            <text:p>44.21</text:p>
          </table:table-cell>
          <table:table-cell office:value-type="float" office:value="7577.8" calcext:value-type="float">
            <text:p>7577.80</text:p>
          </table:table-cell>
          <table:table-cell table:style-name="ce59" table:formula="of:=IF([.E18]&gt;0;[.F18]/[.E18]-1.0014;([.F18]-[.E18]))" office:value-type="percentage" office:value="-0.329585328185328" calcext:value-type="percentage">
            <text:p>-32.96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6.98" calcext:value-type="float">
            <text:p>16.98</text:p>
          </table:table-cell>
          <table:table-cell office:value-type="string" calcext:value-type="string">
            <text:p>-</text:p>
          </table:table-cell>
          <table:table-cell office:value-type="float" office:value="81.61" calcext:value-type="float">
            <text:p>81.61</text:p>
          </table:table-cell>
          <table:table-cell table:style-name="ce59" table:formula="of:=IF([.E19]&gt;0;[.F19]/[.E19]-1.0014;([.F19]-[.E19]))" office:value-type="percentage" office:value="-0.285970658127581" calcext:value-type="percentage">
            <text:p>-28.60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5" calcext:value-type="percentage">
            <text:p>1.15%</text:p>
          </table:table-cell>
          <table:table-cell office:value-type="string" calcext:value-type="string">
            <text:p>微创医疗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-</text:p>
          </table:table-cell>
          <table:table-cell office:value-type="float" office:value="103.5" calcext:value-type="float">
            <text:p>103.50</text:p>
          </table:table-cell>
          <table:table-cell table:style-name="ce59" table:formula="of:=IF([.E20]&gt;0;[.F20]/[.E20]-1.0014;([.F20]-[.E20]))" office:value-type="percentage" office:value="-0.679849258836944" calcext:value-type="percentage">
            <text:p>-67.98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5" calcext:value-type="percentage" table:number-columns-spanned="1" table:number-rows-spanned="2">
            <text:p>4.05%</text:p>
          </table:table-cell>
          <table:table-cell office:value-type="string" calcext:value-type="string">
            <text:p>恒生ETF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26" calcext:value-type="float">
            <text:p>1.126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196999371338763" calcext:value-type="percentage">
            <text:p>-19.70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0.6" calcext:value-type="float">
            <text:p>0.600</text:p>
          </table:table-cell>
          <table:table-cell office:value-type="float" office:value="0.516" calcext:value-type="float">
            <text:p>0.516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414" calcext:value-type="percentage">
            <text:p>-14.1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08" calcext:value-type="percentage">
            <text:p>2.0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4.62" calcext:value-type="float">
            <text:p>34.62</text:p>
          </table:table-cell>
          <table:table-cell office:value-type="float" office:value="60.71" calcext:value-type="float">
            <text:p>60.71</text:p>
          </table:table-cell>
          <table:table-cell office:value-type="float" office:value="861.5" calcext:value-type="float">
            <text:p>861.50</text:p>
          </table:table-cell>
          <table:table-cell table:style-name="ce61" table:formula="of:=IF([.E23]&gt;0;[.F23]/[.E23]-1.0014;([.F23]-[.E23]))" office:value-type="percentage" office:value="-0.353255318830269" calcext:value-type="percentage">
            <text:p>-35.33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26" calcext:value-type="percentage">
            <text:p>4.2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2.214" calcext:value-type="float">
            <text:p>2.214</text:p>
          </table:table-cell>
          <table:table-cell office:value-type="float" office:value="2.2" calcext:value-type="float">
            <text:p>2.2</text:p>
          </table:table-cell>
          <table:table-cell office:value-type="float" office:value="10.64" calcext:value-type="float">
            <text:p>10.64</text:p>
          </table:table-cell>
          <table:table-cell office:value-type="float" office:value="221" calcext:value-type="float">
            <text:p>221.00</text:p>
          </table:table-cell>
          <table:table-cell table:style-name="ce62" table:formula="of:=IF([.E24]&gt;0;[.F24]/[.E24]-1.0014;([.F24]-[.E24]))" office:value-type="percentage" office:value="-0.00772339656729903" calcext:value-type="percentage">
            <text:p>-0.77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8" calcext:value-type="percentage" table:number-columns-spanned="1" table:number-rows-spanned="2">
            <text:p>3.18%</text:p>
          </table:table-cell>
          <table:table-cell office:value-type="string" calcext:value-type="string">
            <text:p>思摩尔国际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65" calcext:value-type="float">
            <text:p>8.65</text:p>
          </table:table-cell>
          <table:table-cell office:value-type="float" office:value="29.44" calcext:value-type="float">
            <text:p>29.44</text:p>
          </table:table-cell>
          <table:table-cell office:value-type="float" office:value="531" calcext:value-type="float">
            <text:p>531.00</text:p>
          </table:table-cell>
          <table:table-cell table:style-name="ce63" table:formula="of:=IF([.E25]&gt;0;[.F25]/[.E25]-1.0014;([.F25]-[.E25]))" office:value-type="percentage" office:value="-0.645535434237051" calcext:value-type="percentage">
            <text:p>-64.55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5" calcext:value-type="float">
            <text:p>65</text:p>
          </table:table-cell>
          <table:table-cell office:value-type="float" office:value="13.08" calcext:value-type="float">
            <text:p>13.08</text:p>
          </table:table-cell>
          <table:table-cell office:value-type="float" office:value="4537" calcext:value-type="float">
            <text:p>4537.00</text:p>
          </table:table-cell>
          <table:table-cell table:style-name="ce63" table:formula="of:=IF([.E26]&gt;0;[.F26]/[.E26]-1.0014;([.F26]-[.E26]))" office:value-type="percentage" office:value="0.0180511275129469" calcext:value-type="percentage">
            <text:p>1.81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71" calcext:value-type="percentage">
            <text:p>0.71%</text:p>
          </table:table-cell>
          <table:table-cell office:value-type="string" calcext:value-type="string">
            <text:p>生物股份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69" calcext:value-type="float">
            <text:p>6.69</text:p>
          </table:table-cell>
          <table:table-cell office:value-type="float" office:value="26.53" calcext:value-type="float">
            <text:p>26.53</text:p>
          </table:table-cell>
          <table:table-cell office:value-type="float" office:value="74.95" calcext:value-type="float">
            <text:p>74.95</text:p>
          </table:table-cell>
          <table:table-cell table:style-name="ce64" table:formula="of:=IF([.E27]&gt;0;[.F27]/[.E27]-1.0014;([.F27]-[.E27]))" office:value-type="percentage" office:value="-0.61768467203524" calcext:value-type="percentage">
            <text:p>-61.77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1" calcext:value-type="percentage">
            <text:p>1.31%</text:p>
          </table:table-cell>
          <table:table-cell office:value-type="string" calcext:value-type="string">
            <text:p>澳博控股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-</text:p>
          </table:table-cell>
          <table:table-cell office:value-type="float" office:value="183.2" calcext:value-type="float">
            <text:p>183.20</text:p>
          </table:table-cell>
          <table:table-cell table:style-name="ce65" table:formula="of:=IF([.E28]&gt;0;[.F28]/[.E28]-1.0014;([.F28]-[.E28]))" office:value-type="percentage" office:value="-0.535780075798592" calcext:value-type="percentage">
            <text:p>-53.58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9" calcext:value-type="percentage">
            <text:p>0.39%</text:p>
          </table:table-cell>
          <table:table-cell office:value-type="string" calcext:value-type="string">
            <text:p>降基绿能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18" calcext:value-type="float">
            <text:p>14.18</text:p>
          </table:table-cell>
          <table:table-cell office:value-type="float" office:value="22.56" calcext:value-type="float">
            <text:p>22.56</text:p>
          </table:table-cell>
          <table:table-cell office:value-type="float" office:value="1075" calcext:value-type="float">
            <text:p>1075.00</text:p>
          </table:table-cell>
          <table:table-cell table:style-name="ce65" table:formula="of:=IF([.E29]&gt;0;[.F29]/[.E29]-1.0014;([.F29]-[.E29]))" office:value-type="percentage" office:value="-0.511341144553539" calcext:value-type="percentage">
            <text:p>-51.13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169125" calcext:value-type="float">
            <text:p>36.169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7" calcext:value-type="percentage" table:number-columns-spanned="1" table:number-rows-spanned="4">
            <text:p>7.7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6.177" calcext:value-type="float">
            <text:p>6.177</text:p>
          </table:table-cell>
          <table:table-cell table:style-name="ce38" office:value-type="float" office:value="22.85" calcext:value-type="float">
            <text:p>22.85</text:p>
          </table:table-cell>
          <table:table-cell table:style-name="ce50" office:value-type="float" office:value="7.66" calcext:value-type="float">
            <text:p>7.66</text:p>
          </table:table-cell>
          <table:table-cell office:value-type="float" office:value="11000" calcext:value-type="float">
            <text:p>11000.00</text:p>
          </table:table-cell>
          <table:table-cell table:style-name="ce79" table:formula="of:=IF([.E30]&gt;0;[.F30]/[.E30]-1.0014;([.F30]-[.E30]))" office:value-type="percentage" office:value="2.69780673466084" calcext:value-type="percentage">
            <text:p>269.78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2.101" calcext:value-type="float">
            <text:p>2.101</text:p>
          </table:table-cell>
          <table:table-cell table:style-name="ce40" office:value-type="float" office:value="4.19" calcext:value-type="float">
            <text:p>4.19</text:p>
          </table:table-cell>
          <table:table-cell table:style-name="ce50" office:value-type="float" office:value="8.02" calcext:value-type="float">
            <text:p>8.02</text:p>
          </table:table-cell>
          <table:table-cell office:value-type="float" office:value="104.2" calcext:value-type="float">
            <text:p>104.20</text:p>
          </table:table-cell>
          <table:table-cell table:style-name="ce107" table:formula="of:=IF([.E31]&gt;0;[.F31]/[.E31]-1.0014;([.F31]-[.E31]))" office:value-type="percentage" office:value="0.99288843407901" calcext:value-type="percentage">
            <text:p>99.2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12939453125" calcext:value-type="float">
            <text:p>5.129</text:p>
          </table:table-cell>
          <table:table-cell table:style-name="ce140" table:formula="of:=IF([.F31]&lt;[.E31]*1.25; 0; [.J31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4.734" calcext:value-type="float">
            <text:p>14.734</text:p>
          </table:table-cell>
          <table:table-cell table:style-name="ce41" office:value-type="float" office:value="34.25" calcext:value-type="float">
            <text:p>34.25</text:p>
          </table:table-cell>
          <table:table-cell table:style-name="ce50" office:value-type="float" office:value="10.25" calcext:value-type="float">
            <text:p>10.25</text:p>
          </table:table-cell>
          <table:table-cell office:value-type="float" office:value="6805" calcext:value-type="float">
            <text:p>6805.00</text:p>
          </table:table-cell>
          <table:table-cell table:style-name="ce107" table:formula="of:=IF([.E32]&gt;0;[.F32]/[.E32]-1.0014;([.F32]-[.E32]))" office:value-type="percentage" office:value="1.32315544997964" calcext:value-type="percentage">
            <text:p>132.3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5.9716796875" calcext:value-type="float">
            <text:p>35.972</text:p>
          </table:table-cell>
          <table:table-cell table:style-name="ce140" table:formula="of:=IF([.F32]&lt;[.E32]*1.25; 0; [.J32]/1.25*0.92)" office:value-type="float" office:value="26.47515625" calcext:value-type="float">
            <text:p>26.475</text:p>
          </table:table-cell>
          <table:table-cell table:style-name="ce170" office:value-type="float" office:value="33.094" calcext:value-type="float">
            <text:p>33.09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6.948" calcext:value-type="float">
            <text:p>6.948</text:p>
          </table:table-cell>
          <table:table-cell office:value-type="float" office:value="5.01" calcext:value-type="float">
            <text:p>5.01</text:p>
          </table:table-cell>
          <table:table-cell table:style-name="ce50" office:value-type="float" office:value="13.4" calcext:value-type="float">
            <text:p>13.40</text:p>
          </table:table-cell>
          <table:table-cell office:value-type="float" office:value="116.2" calcext:value-type="float">
            <text:p>116.20</text:p>
          </table:table-cell>
          <table:table-cell table:style-name="ce107" table:formula="of:=IF([.E33]&gt;0;[.F33]/[.E33]-1.0014;([.F33]-[.E33]))" office:value-type="percentage" office:value="-0.280329188255613" calcext:value-type="percentage">
            <text:p>-28.03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685" calcext:value-type="float">
            <text:p>8.685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74" calcext:value-type="float" table:number-columns-spanned="5" table:number-rows-spanned="1">
            <text:p>2.07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0.0084" calcext:value-type="percentage" table:number-columns-spanned="5" table:number-rows-spanned="1">
            <text:p>0.8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94" calcext:value-type="percentage">
            <text:p>2.94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294" calcext:value-type="percentage">
            <text:p>2.94%</text:p>
          </table:table-cell>
          <table:table-cell table:style-name="ce35" office:value-type="float" office:value="61.301" calcext:value-type="float">
            <text:p>61.3010</text:p>
          </table:table-cell>
          <table:table-cell table:style-name="ce45" office:value-type="float" office:value="115.6" calcext:value-type="float">
            <text:p>115.6000</text:p>
          </table:table-cell>
          <table:table-cell office:value-type="float" office:value="10.89" calcext:value-type="float">
            <text:p>10.89</text:p>
          </table:table-cell>
          <table:table-cell office:value-type="float" office:value="611.1" calcext:value-type="float">
            <text:p>611.10</text:p>
          </table:table-cell>
          <table:table-cell table:style-name="ce81" table:formula="of:=IF([.E37]&gt;0;[.F37]/[.E37]-1.0014;([.F37]-[.E37]))" office:value-type="percentage" office:value="0.884376740999331" calcext:value-type="percentage">
            <text:p>88.44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9.728515625" calcext:value-type="float">
            <text:p>119.729</text:p>
          </table:table-cell>
          <table:table-cell table:style-name="ce151" table:formula="of:=IF([.F37]&lt;[.E37]*1.25; 0; [.J37]/1.25*0.92)" office:value-type="float" office:value="88.1201875" calcext:value-type="float">
            <text:p>88.120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8" calcext:value-type="percentage">
            <text:p>0.98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98" calcext:value-type="percentage">
            <text:p>0.98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35" office:value-type="float" office:value="6.8" calcext:value-type="float">
            <text:p>6.8000</text:p>
          </table:table-cell>
          <table:table-cell office:value-type="float" office:value="5.85" calcext:value-type="float">
            <text:p>5.85</text:p>
          </table:table-cell>
          <table:table-cell office:value-type="float" office:value="12.68" calcext:value-type="float">
            <text:p>12.68</text:p>
          </table:table-cell>
          <table:table-cell table:formula="of:=IF([.E38]&gt;0;[.F38]/[.E38]-1.0014;([.F38]-[.E38]))" office:value-type="percentage" office:value="-0.428527211457456" calcext:value-type="percentage">
            <text:p>-42.85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95" calcext:value-type="percentage">
            <text:p>4.95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95" calcext:value-type="percentage">
            <text:p>4.95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8" office:value-type="float" office:value="499.16" calcext:value-type="float">
            <text:p>499.1600</text:p>
          </table:table-cell>
          <table:table-cell office:value-type="float" office:value="27.65" calcext:value-type="float">
            <text:p>27.65</text:p>
          </table:table-cell>
          <table:table-cell office:value-type="float" office:value="12700" calcext:value-type="float">
            <text:p>12700.00</text:p>
          </table:table-cell>
          <table:table-cell table:formula="of:=IF([.E39]&gt;0;[.F39]/[.E39]-1.0014;([.F39]-[.E39]))" office:value-type="percentage" office:value="1.79626999084743" calcext:value-type="percentage">
            <text:p>179.63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table:style-name="ce181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7" calcext:value-type="percentage">
            <text:p>0.57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57" calcext:value-type="percentage">
            <text:p>0.57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16.76" calcext:value-type="float">
            <text:p>16.7600</text:p>
          </table:table-cell>
          <table:table-cell office:value-type="string" calcext:value-type="string">
            <text:p>-</text:p>
          </table:table-cell>
          <table:table-cell office:value-type="float" office:value="69.2" calcext:value-type="float">
            <text:p>69.20</text:p>
          </table:table-cell>
          <table:table-cell table:formula="of:=IF([.E40]&gt;0;[.F40]/[.E40]-1.0014;([.F40]-[.E40]))" office:value-type="percentage" office:value="-0.505835245416913" calcext:value-type="percentage">
            <text:p>-50.58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2" calcext:value-type="percentage">
            <text:p>0.22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2" calcext:value-type="percentage">
            <text:p>0.22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2.8" calcext:value-type="float">
            <text:p>2.8000</text:p>
          </table:table-cell>
          <table:table-cell office:value-type="string" calcext:value-type="string">
            <text:p>-</text:p>
          </table:table-cell>
          <table:table-cell office:value-type="float" office:value="6.64" calcext:value-type="float">
            <text:p>6.64</text:p>
          </table:table-cell>
          <table:table-cell table:formula="of:=IF([.E41]&gt;0;[.F41]/[.E41]-1.0014;([.F41]-[.E41]))" office:value-type="percentage" office:value="-0.708028109218164" calcext:value-type="percentage">
            <text:p>-70.80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7" calcext:value-type="percentage" table:number-columns-spanned="1" table:number-rows-spanned="2">
            <text:p>1.37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9" calcext:value-type="percentage">
            <text:p>0.39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98.87" calcext:value-type="float">
            <text:p>98.87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03642803958958" calcext:value-type="percentage">
            <text:p>-10.36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8" calcext:value-type="percentage">
            <text:p>0.98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9" office:value-type="float" office:value="28.95" calcext:value-type="float">
            <text:p>28.95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12484003112235" calcext:value-type="percentage">
            <text:p>12.48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6" calcext:value-type="percentage">
            <text:p>0.86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86" calcext:value-type="percentage">
            <text:p>0.86%</text:p>
          </table:table-cell>
          <table:table-cell table:style-name="ce35" office:value-type="float" office:value="15.247" calcext:value-type="float">
            <text:p>15.2470</text:p>
          </table:table-cell>
          <table:table-cell table:style-name="ce35" office:value-type="float" office:value="16.98" calcext:value-type="float">
            <text:p>16.9800</text:p>
          </table:table-cell>
          <table:table-cell office:value-type="float" office:value="8.65" calcext:value-type="float">
            <text:p>8.65</text:p>
          </table:table-cell>
          <table:table-cell office:value-type="float" office:value="46.93" calcext:value-type="float">
            <text:p>46.93</text:p>
          </table:table-cell>
          <table:table-cell table:formula="of:=IF([.E44]&gt;0;[.F44]/[.E44]-1.0014;([.F44]-[.E44]))" office:value-type="percentage" office:value="0.112261703941759" calcext:value-type="percentage">
            <text:p>11.23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9.05875" calcext:value-type="float">
            <text:p>19.05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57" calcext:value-type="percentage">
            <text:p>0.57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57" calcext:value-type="percentage">
            <text:p>0.57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2.78" calcext:value-type="float">
            <text:p>2.7800</text:p>
          </table:table-cell>
          <table:table-cell office:value-type="float" office:value="44.69" calcext:value-type="float">
            <text:p>44.69</text:p>
          </table:table-cell>
          <table:table-cell office:value-type="float" office:value="32.64" calcext:value-type="float">
            <text:p>32.64</text:p>
          </table:table-cell>
          <table:table-cell table:formula="of:=IF([.E45]&gt;0;[.F45]/[.E45]-1.0014;([.F45]-[.E45]))" office:value-type="percentage" office:value="-0.251285324195246" calcext:value-type="percentage">
            <text:p>-25.13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51" office:value-type="float" office:value="0.4211" calcext:value-type="float">
            <text:p>0.4211</text:p>
          </table:table-cell>
          <table:table-cell office:value-type="string" calcext:value-type="string">
            <text:p>-</text:p>
          </table:table-cell>
          <table:table-cell office:value-type="float" office:value="1.86" calcext:value-type="float">
            <text:p>1.86</text:p>
          </table:table-cell>
          <table:table-cell table:formula="of:=IF([.E46]&gt;0;[.F46]/[.E46]-1.0014;([.F46]-[.E46]))" office:value-type="percentage" office:value="-0.999911280558565" calcext:value-type="percentage">
            <text:p>-99.99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78235.879672" calcext:value-type="float">
            <text:p>378235.8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43:Sheet1.L43">
            <calcext:condition calcext:apply-style-name="Bad" calcext:value="&lt;[$Sheet1.$L$43]" calcext:base-cell-address="Sheet1.L43"/>
          </calcext:conditional-format>
          <calcext:conditional-format calcext:target-range-address="Sheet1.F43:Sheet1.F43">
            <calcext:condition calcext:apply-style-name="Ba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7-13T21:42:37.584470834</dc:date>
    <meta:editing-duration>P6DT4H53M46S</meta:editing-duration>
    <meta:editing-cycles>731</meta:editing-cycles>
    <meta:generator>LibreOffice/7.4.7.2$Linux_X86_64 LibreOffice_project/40$Build-2</meta:generator>
    <meta:document-statistic meta:table-count="1" meta:cell-count="508" meta:object-count="0"/>
  </office:meta>
</office:document-meta>
</file>